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9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A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29"><text:span text:style-name="T8">1. </text:span>Эталонные средства измерений: 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8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7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4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I3" office:value-type="string">
            <text:p text:style-name="P19">—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</text:span></text:p>
          </table:table-cell>
        </table:table-row>
        <table:table-row>
          <table:table-cell table:style-name="t1.A6" office:value-type="string">
            <text:p text:style-name="P16">80<text:span text:style-name="T8">.</text:span>0 мЗв/ч</text:p>
          </table:table-cell>
          <table:table-cell table:style-name="t1.B6" office:value-type="string">
            <text:p text:style-name="P17">$1-n2</text:p>
          </table:table-cell>
          <table:table-cell table:style-name="t1.B6" office:value-type="string">
            <text:p text:style-name="P17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7">$1-av2</text:p>
          </table:table-cell>
          <table:table-cell table:style-name="t1.B6" office:value-type="string">
            <text:p text:style-name="P17">$1-o2</text:p>
          </table:table-cell>
          <table:table-cell table:style-name="t1.B6" office:value-type="string">
            <text:p text:style-name="P17">$1-q2</text:p>
          </table:table-cell>
          <table:table-cell table:style-name="t1.B6" office:value-type="string">
            <text:p text:style-name="P17">$1-do2</text:p>
          </table:table-cell>
          <table:table-cell table:style-name="t1.I6" office:value-type="string">
            <text:p text:style-name="P16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7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##</text:span><text:span text:style-name="T4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4">,</text:span>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4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4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4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3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A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0:07.12</dc:date>
    <meta:editing-duration>P3DT6H11M42S</meta:editing-duration>
    <meta:editing-cycles>379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79"/>
  </office:meta>
</office:document-meta>
</file>